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bold" fo:font-family="'Arial Black'" style:font-family-asian="'Arial Black'" style:font-family-complex="'Arial Black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Bahnschrift" style:font-family-asian="Bahnschrift" style:font-family-complex="Bahnschrift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Bahnschrift" style:font-family-asian="Bahnschrift" style:font-family-complex="Bahnschrift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Bahnschrift" style:font-family-asian="Bahnschrift" style:font-family-complex="Bahnschrift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Bahnschrift" style:font-family-asian="Bahnschrift" style:font-family-complex="Bahnschrift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Bahnschrift" style:font-family-asian="Bahnschrift" style:font-family-complex="Bahnschrift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Bahnschrift" style:font-family-asian="Bahnschrift" style:font-family-complex="Bahnschrift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Bahnschrift" style:font-family-asian="Bahnschrift" style:font-family-complex="Bahnschrift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14"/>API TESTING</text:span><text:span text:style-name="T2"/></text:p>
      <text:p text:style-name="P1"><text:span text:style-name="T2"/></text:p>
      <text:p text:style-name="P1"><text:span text:style-name="T3"><text:s text:c="2"/>URL<text:s text:c="2"/>:<text:s/></text:span><text:a xlink:href="https://jsonplaceholder.typicode.com/posts/1"><text:span text:style-name="T4">https://jsonplaceholder.typicode.com/posts/1</text:span></text:a><text:span text:style-name="T5"/></text:p>
      <text:p text:style-name="P1"><text:span text:style-name="T6"><text:s text:c="2"/>Method : PUT</text:span><text:span text:style-name="T7"/></text:p>
      <text:p text:style-name="P1"><text:span text:style-name="T8"><text:s/>Output :</text:span><text:span text:style-name="T9"/></text:p>
      <text:p text:style-name="P1"><text:span text:style-name="T10"><text:s/>Status : 200<text:s text:c="2"/>ok</text:span><text:span text:style-name="T11"/></text:p>
      <text:p text:style-name="P1"><text:span text:style-name="T12"><text:s/>Format : JSON</text:span><text:span text:style-name="T13"/></text:p>
      <text:p text:style-name="P1"><text:span text:style-name="T14"><text:s/>Data :</text:span></text:p>
      <text:p text:style-name="P1"><text:span text:style-name="T14"><text:s text:c="10"/>{</text:span></text:p>
      <text:p text:style-name="P1"><text:span text:style-name="T14"><text:s text:c="4"/>"userId": 1,</text:span></text:p>
      <text:p text:style-name="P1"><text:span text:style-name="T14"><text:s text:c="4"/>"title": "sunt aut facere repellat provident occaecati excepturi optio reprehenderit",</text:span></text:p>
      <text:p text:style-name="P1"><text:span text:style-name="T14"><text:s text:c="4"/>"body": "quia et suscipit\nsuscipit recusandae consequuntur expedita et cum\nreprehenderit molestiae ut ut quas totam\nnostrum rerum est autem sunt rem eveniet architecto",</text:span></text:p>
      <text:p text:style-name="P1"><text:span text:style-name="T14"><text:s text:c="4"/>"id": 1</text:span></text:p>
      <text:p text:style-name="P1"><text:span text:style-name="T14">}</text:span><text:span text:style-name="T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